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CAHIER DE CHARGE</text:h>
      <text:h text:style-name="Heading2" text:outline-level="2">Livres</text:h>
      <text:h text:style-name="Heading3" text:outline-level="3">Nom: 1-Preter un exemplaire de livre</text:h>
      <text:h text:style-name="Heading4" text:outline-level="4">Objectif:</text:h>
      <text:p text:style-name="Textbody">Preter un livre a un membre selon le type d’adherant, le type de livre et la disponibilite du livre en elle meme.</text:p>
      <text:h text:style-name="Heading4" text:outline-level="4">Acteur:</text:h>
      <text:p text:style-name="Textbody">Bibliothecaire</text:p>
      <text:h text:style-name="Heading4" text:outline-level="4">Input:</text:h>
      <text:p text:style-name="Textbody">ref_exemplaire, ref_membre(user), ref_employe(user)</text:p>
      <text:h text:style-name="Heading4" text:outline-level="4">Scenario nominal:</text:h>
      <text:p text:style-name="Textbody">Le bibliothecaire entre dans la page de pres depuis le menu ou le header et ensuite va entrer dans le formulaire le membre concerne, grace a l’outil de recherche, entre la reference de l’exemplaire du livre grace a une barre de recherche aussi, et appuie sur valider.</text:p>
      <text:h text:style-name="Heading4" text:outline-level="4">Regle de gestion:</text:h>
      <text:p text:style-name="Textbody"><text:bookmark-start text:name="_Hlk202278169"/>[ok]<text:bookmark-end text:name="_Hlk202278169"/>1- le membre existe</text:p>
      <text:p text:style-name="Textbody">2- l’exemplaire du livre existe</text:p>
      <text:p text:style-name="Textbody">3- Exemplaire disponible</text:p>
      <text:p text:style-name="Textbody">[ok]4- Membre<text:s/>actuellement inscrit</text:p>
      <text:p text:style-name="Textbody">5- Membre ne subis pas une penalite</text:p>
      <text:p text:style-name="Textbody">6- Le membre n’a pas encore termine<text:s/>tout son quota</text:p>
      <text:p text:style-name="Textbody">[ok]7-l’employe existe</text:p>
      <text:h text:style-name="Heading4" text:outline-level="4">Scenario alternatif:</text:h>
      <text:p text:style-name="Textbody">Pour chaque erreur, retourner a la page de torrefaction et afficher l’erreur correspondante a la regle de gestion non respect.</text:p>
      <text:h text:style-name="Heading4" text:outline-level="4">Resultat</text:h>
      <text:p text:style-name="Textbody">Succes: -pret +1, exemplaire du livre -1, quota -1</text:p>
      <text:p text:style-name="Textbody">Erreur 1, 2, 3, 4, 5, 6: None</text:p>
      <text:p text:style-name="Textbody"/>
      <text:h text:style-name="Heading3" text:outline-level="3">Nom: 1-Rendre un exemplaire de livre</text:h>
      <text:h text:style-name="Heading4" text:outline-level="4">Objectif:</text:h>
      <text:p text:style-name="Textbody">Un membre peut rendre un livre qu’il a prete</text:p>
      <text:h text:style-name="Heading4" text:outline-level="4">Acteur:</text:h>
      <text:p text:style-name="Textbody">Bibliothecaire</text:p>
      <text:h text:style-name="Heading4" text:outline-level="4">Input:</text:h>
      <text:p text:style-name="Textbody">ref_exemplaire, ref_membre</text:p>
      <text:h text:style-name="Heading4" text:outline-level="4">Scenario nominal:</text:h>
      <text:p text:style-name="Textbody">Le bibliothecaire entre dans la page de remise de pret depuis la page de liste de pret en choisissant le pret a rendre. Et peut tout simplement effectuer la remise du livre alors</text:p>
      <text:h text:style-name="Heading4" text:outline-level="4">Regle de gestion:</text:h>
      <text:p text:style-name="Textbody">1- le membre existe</text:p>
      <text:p text:style-name="Textbody">2- l’exemplaire du livre existe</text:p>
      <text:p text:style-name="Textbody">3- Exemplaire du livre n’est pas disponible</text:p>
      <text:h text:style-name="Heading4" text:outline-level="4">Scenario alternatif:</text:h>
      <text:p text:style-name="Textbody">Pour chaque erreur, retourner a la page de torrefaction et afficher l’erreur correspondante a la regle de gestion non respect.</text:p>
      <text:h text:style-name="Heading4" text:outline-level="4">Resultat</text:h>
      <text:p text:style-name="Textbody">Succes: -remise +1,<text:s/>-quota +1, exemplaire du livre +1</text:p>
      <text:p text:style-name="Textbody">Erreur 1, 2, 3: None</text:p>
      <text:h text:style-name="Heading3" text:outline-level="3">Nom: 2-Inscrire une personne</text:h>
      <text:h text:style-name="Heading4" text:outline-level="4">Objectif:</text:h>
      <text:p text:style-name="Textbody">Inscrire une personne a la bibliotheque</text:p>
      <text:h text:style-name="Heading4" text:outline-level="4">Acteur:</text:h>
      <text:p text:style-name="Textbody">Bibliothecaire</text:p>
      <text:h text:style-name="Heading4" text:outline-level="4">Input:</text:h>
      <text:p text:style-name="Textbody">Nom, Prenom, date de naissance, telephone, mail, ref adherant, duree</text:p>
      <text:h text:style-name="Heading4" text:outline-level="4">Scenario<text:s/>nominal:</text:h>
      <text:p text:style-name="Textbody">Le bibliothecaire rentre dans la page inscrire dans le menu, et tape les informations sur l’individu ainsi que le type d’adherent, et la duree de l’abonnement.</text:p>
      <text:h text:style-name="Heading4" text:outline-level="4">Regle de gestion:</text:h>
      <text:p text:style-name="Textbody">1- date de naissance valide(&lt;= aujourd’hui)</text:p>
      <text:p text:style-name="Textbody">2- duree &gt;= duree minimum</text:p>
      <text:p text:style-name="Textbody">3- la reference d’adherant existe belle et bien</text:p>
      <text:p text:style-name="Textbody">4- Le nom et le prenom n’apparaiessent pas ensemble encore dans la base de donnee.</text:p>
      <text:h text:style-name="Heading4" text:outline-level="4">Scenario alternatif:</text:h>
      <text:p text:style-name="Textbody">Pour chaque erreur, retourner a la page de torrefaction et afficher l’erreur correspondante a la regle de gestion non respect.</text:p>
      <text:h text:style-name="Heading4" text:outline-level="4">Resultat</text:h>
      <text:p text:style-name="Textbody">Succes: inscription +</text:p>
      <text:p text:style-name="Textbody">Error: nonex</text:p>
      <text:p text:style-name="Textbody"/>
      <text:h text:style-name="Heading3" text:outline-level="3">Nom: 3-Reserver un livre</text:h>
      <text:h text:style-name="Heading4" text:outline-level="4">Objectif:</text:h>
      <text:p text:style-name="Textbody">Un membre peut demander a reserver un livre a une date donnee</text:p>
      <text:h text:style-name="Heading4" text:outline-level="4">Acteur:</text:h>
      <text:p text:style-name="Textbody">Bibliothecaire</text:p>
      <text:h text:style-name="Heading4" text:outline-level="4">Input:</text:h>
      <text:p text:style-name="Textbody">Ref livre, ref_membre, date</text:p>
      <text:h text:style-name="Heading4" text:outline-level="4">Scenario nominal:</text:h>
      <text:p text:style-name="Textbody">Le bibliothecaire entre dans la page de reservation depuis le menu ensuite va entrer dans le formulaire le membre concerne, grace a l’outil de recherche, entre la reference du livre grace a une barre de recherche aussi, et appuie sur valider, ainsi que la date du pret</text:p>
      <text:h text:style-name="Heading4" text:outline-level="4">Regle de gestion:</text:h>
      <text:p text:style-name="Textbody">1- le membre existe</text:p>
      <text:p text:style-name="Textbody">2- le livre existe</text:p>
      <text:p text:style-name="Textbody">3- Il existe un exemplaire du livre de disponible pour le jour d’avant</text:p>
      <text:p text:style-name="Textbody">4- Membre Inscrit et actif</text:p>
      <text:p text:style-name="Textbody">5- Membre ne subis pas une penalite</text:p>
      <text:p text:style-name="Textbody">6- Le membre n’a pas encore termine tout son quota a la date<text:s/>choisie</text:p>
      <text:p text:style-name="Textbody">7- date valide (&lt;= aujourd’hui)</text:p>
      <text:h text:style-name="Heading4" text:outline-level="4">Scenario alternatif:</text:h>
      <text:p text:style-name="Textbody">Pour chaque erreur, retourner a la page de torrefaction et afficher l’erreur correspondante a la regle de gestion non respect.</text:p>
      <text:p text:style-name="Textbody">1- afficher quand un exemplaire du livre sera libere apres la date choisie</text:p>
      <text:p text:style-name="Textbody">- afficher quand le quota de la personne se liberera</text:p>
      <text:h text:style-name="Heading4" text:outline-level="4">Resultat</text:h>
      <text:p text:style-name="Textbody">Succes: -reservation+1,</text:p>
      <text:p text:style-name="Textbody">Erreur 1, 2, 3, 4, 5, 6:, 7 None</text:p>
      <text:h text:style-name="Heading4" text:outline-level="4"/>
      <text:h text:style-name="Heading3" text:outline-level="3">Nom: Valider une reservation</text:h>
      <text:h text:style-name="Heading4" text:outline-level="4">Objectif:</text:h>
      <text:p text:style-name="Textbody">Valider une reservation effectue par un member donc, confirmer le pret d’un exemplaire du livre</text:p>
      <text:h text:style-name="Heading4" text:outline-level="4">Acteur:</text:h>
      <text:p text:style-name="Textbody">Bibliothecaire</text:p>
      <text:h text:style-name="Heading4" text:outline-level="4">Input:</text:h>
      <text:p text:style-name="Textbody">Ref reservation, bool valider|refuser</text:p>
      <text:h text:style-name="Heading4" text:outline-level="4">Scenario nominal:</text:h>
      <text:p text:style-name="Textbody">Le bibliothecaire entre dans la page de la liste des reservation<text:s/>et puis peut valider ou refuser, et rajouter un message. Ensuite la reservation deviens un pret si c’est confirme</text:p>
      <text:h text:style-name="Heading4" text:outline-level="4">Regle de gestion:</text:h>
      <text:p text:style-name="Textbody">1- la reservation existe</text:p>
      <text:p text:style-name="Textbody">2 – la date du pret &lt;= aujourd’hui</text:p>
      <text:p text:style-name="Textbody">3- Regles de gestion fonctionalite 1 pret</text:p>
      <text:h text:style-name="Heading4" text:outline-level="4">Scenario alternatif:</text:h>
      <text:p text:style-name="Textbody">Pour chaque erreur, retourner a la page de torrefaction et afficher l’erreur correspondante a la regle de gestion non respect.</text:p>
      <text:p text:style-name="Textbody">3- afficher l’erreur du pret et rajouter dans le commentaire de la validation l’erreur du pret.</text:p>
      <text:h text:style-name="Heading4" text:outline-level="4">Resultat</text:h>
      <text:p text:style-name="Textbody">Succes: -reservation mis en confirme, succes fonctionalite 1 | reservation mis en annule,</text:p>
      <text:p text:style-name="Textbody"/>
      <text:h text:style-name="Heading3" text:outline-level="3">Nom: Prolonger un pret + validation(meme regle de gestion)</text:h>
      <text:h text:style-name="Heading4" text:outline-level="4">Objectif:</text:h>
      <text:p text:style-name="Textbody">Un membre peut essayer de prolonger un pret qu’il a deja.</text:p>
      <text:h text:style-name="Heading4" text:outline-level="4">Acteur:</text:h>
      <text:p text:style-name="Textbody">Bibliothecaire</text:p>
      <text:h text:style-name="Heading4" text:outline-level="4">Input:</text:h>
      <text:p text:style-name="Textbody">Ref pret</text:p>
      <text:h text:style-name="Heading4" text:outline-level="4">Scenario nominal:</text:h>
      <text:p text:style-name="Textbody">Le bibliothecaire entre dans la page de la liste des prets et puis choisi prolonger un pret</text:p>
      <text:h text:style-name="Heading4" text:outline-level="4">Regle de gestion:</text:h>
      <text:p text:style-name="Textbody">1- le pret existe</text:p>
      <text:p text:style-name="Textbody">2 – prolongement valable(nombre de jour avant la fin du pret)</text:p>
      <text:p text:style-name="Textbody">3- exemplaire disponible pendant la duree de l’extension potentiel</text:p>
      <text:h text:style-name="Heading4" text:outline-level="4">Scenario alternatif:</text:h>
      <text:p text:style-name="Textbody">Pour chaque erreur, retourner a la page et afficher l’erreur correspondante a la regle de gestion non respect.</text:p>
      <text:p text:style-name="Textbody">2- afficher le jour ou la demande d’extension devient possible</text:p>
      <text:p text:style-name="Textbody">3 afficher date proochaine disponibilite du livre</text:p>
      <text:h text:style-name="Heading4" text:outline-level="4">Resultat</text:h>
      <text:p text:style-name="Textbody">Succes: -prolongement+</text:p>
      <text:p text:style-name="Textbody"/>
      <text:h text:style-name="Heading3" text:outline-level="3">Nom: Valider un prolongement de pret</text:h>
      <text:h text:style-name="Heading4" text:outline-level="4">Objectif:</text:h>
      <text:p text:style-name="Textbody">Valider un prolongement de pret demande par un member donc, <text:s/>donc un nouveau pret commencera directement et automatiquement a la fin du pret en question actuel</text:p>
      <text:h text:style-name="Heading4" text:outline-level="4">Acteur:</text:h>
      <text:p text:style-name="Textbody">Bibliothecaire</text:p>
      <text:h text:style-name="Heading4" text:outline-level="4">Input:</text:h>
      <text:p text:style-name="Textbody">Ref prolongement</text:p>
      <text:h text:style-name="Heading4" text:outline-level="4">Scenario nominal:</text:h>
      <text:p text:style-name="Textbody">Le bibliothecaire entre dans la page de la liste de prolongation<text:s/>et puis peut valider ou refuser, et rajouter un message. Ensuite le prolongement devient un pret si c’est confirme</text:p>
      <text:h text:style-name="Heading4" text:outline-level="4">Regle de gestion:</text:h>
      <text:p text:style-name="Textbody">1- l’extension existe</text:p>
      <text:p text:style-name="Textbody">2- exemplaire disponible pendant la duree de l’extension potentiel</text:p>
      <text:h text:style-name="Heading4" text:outline-level="4">Scenario alternatif:</text:h>
      <text:p text:style-name="Textbody">Pour chaque erreur, retourner a la page de torrefaction et afficher l’erreur correspondante a la regle de gestion non respect.</text:p>
      <text:p text:style-name="Textbody">2- afficher l’erreur du pret et rajouter dans le commentaire de la validation l’erreur du pret.</text:p>
      <text:h text:style-name="Heading4" text:outline-level="4">Resultat</text:h>
      <text:p text:style-name="Textbody">Succes: -Prolongation mis en confirme, succes fonctionalite 1 =&gt; insertion pret automatique a la date prevue | reservation mis en annule,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tu</dc:creator>
    <meta:creation-date>2025-06-21T06:41:00Z</meta:creation-date>
    <dc:date>2025-07-01T14:03:00Z</dc:date>
    <meta:template xlink:href="Normal.dotm" xlink:type="simple"/>
    <meta:editing-cycles>7</meta:editing-cycles>
    <meta:editing-duration>PT9960S</meta:editing-duration>
    <meta:document-statistic meta:page-count="1" meta:paragraph-count="12" meta:word-count="911" meta:character-count="6095" meta:row-count="43" meta:non-whitespace-character-count="5196"/>
  </office:meta>
</office:document-meta>
</file>